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3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313.71pt" svg:x="4.08pt" svg:y="323.29pt">
            <loext:p draw:notify-on-update-of-ranges="coverage.C7:coverage.C22 coverage.D7:coverage.D22 coverage.E7:coverage.E22 coverage.F7:coverage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0"/>
        <table:table-column table:style-name="co5" table:number-columns-repeated="1017" table:default-cell-style-name="Default"/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office:value-type="float" office:value="19000" calcext:value-type="float">
            <text:p>190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mean daily decrease rate</text:p>
          </table:table-cell>
          <table:table-cell office:value-type="string" calcext:value-type="string">
            <text:p>D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actually running images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 table:number-columns-repeated="3"/>
          <table:table-cell table:style-name="ce3" table:number-columns-repeated="1018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style-name="ce3" office:value-type="string" calcext:value-type="string">
            <text:p>old box</text:p>
          </table:table-cell>
          <table:table-cell table:style-name="ce3" office:value-type="string" calcext:value-type="string">
            <text:p>new box (max)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Default"/>
          <table:table-cell table:style-name="ce3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6" table:number-columns-repeated="3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8" table:formula="of:=1-(1-[.$C7]*[.$C$2]/[.$C$1])^[.D$5]" office:value-type="percentage" office:value="0" calcext:value-type="percentage">
            <text:p>0.0%</text:p>
          </table:table-cell>
          <table:table-cell table:style-name="ce8" table:formula="of:=1-(1-[.$C7]*[.$C$2]/[.$C$1])^[.E$5]" office:value-type="percentage" office:value="0" calcext:value-type="percentage">
            <text:p>0.0%</text:p>
          </table:table-cell>
          <table:table-cell table:style-name="ce8" table:formula="of:=1-(1-[.$C7]*[.$C$2]/[.$C$1])^[.F$5]" office:value-type="percentage" office:value="0" calcext:value-type="percentage">
            <text:p>0.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7]+1" office:value-type="float" office:value="1" calcext:value-type="float">
            <text:p>1</text:p>
          </table:table-cell>
          <table:table-cell table:style-name="ce8" table:formula="of:=1-(1-[.$C8]*[.$C$2]/[.$C$1])^[.D$5]" office:value-type="percentage" office:value="0.0294736842105263" calcext:value-type="percentage">
            <text:p>2.9%</text:p>
          </table:table-cell>
          <table:table-cell table:style-name="ce8" table:formula="of:=1-(1-[.$C8]*[.$C$2]/[.$C$1])^[.E$5]" office:value-type="percentage" office:value="0.164312522246589" calcext:value-type="percentage">
            <text:p>16.4%</text:p>
          </table:table-cell>
          <table:table-cell table:style-name="ce8" table:formula="of:=1-(1-[.$C8]*[.$C$2]/[.$C$1])^[.F$5]" office:value-type="percentage" office:value="0.258564873203522" calcext:value-type="percentage">
            <text:p>25.9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8]+1" office:value-type="float" office:value="2" calcext:value-type="float">
            <text:p>2</text:p>
          </table:table-cell>
          <table:table-cell table:style-name="ce8" table:formula="of:=1-(1-[.$C9]*[.$C$2]/[.$C$1])^[.D$5]" office:value-type="percentage" office:value="0.0589473684210526" calcext:value-type="percentage">
            <text:p>5.9%</text:p>
          </table:table-cell>
          <table:table-cell table:style-name="ce8" table:formula="of:=1-(1-[.$C9]*[.$C$2]/[.$C$1])^[.E$5]" office:value-type="percentage" office:value="0.305482039816298" calcext:value-type="percentage">
            <text:p>30.5%</text:p>
          </table:table-cell>
          <table:table-cell table:style-name="ce8" table:formula="of:=1-(1-[.$C9]*[.$C$2]/[.$C$1])^[.F$5]" office:value-type="percentage" office:value="0.455322876711632" calcext:value-type="percentage">
            <text:p>45.5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9]+1" office:value-type="float" office:value="3" calcext:value-type="float">
            <text:p>3</text:p>
          </table:table-cell>
          <table:table-cell table:style-name="ce8" table:formula="of:=1-(1-[.$C10]*[.$C$2]/[.$C$1])^[.D$5]" office:value-type="percentage" office:value="0.088421052631579" calcext:value-type="percentage">
            <text:p>8.8%</text:p>
          </table:table-cell>
          <table:table-cell table:style-name="ce8" table:formula="of:=1-(1-[.$C10]*[.$C$2]/[.$C$1])^[.E$5]" office:value-type="percentage" office:value="0.426193160698201" calcext:value-type="percentage">
            <text:p>42.6%</text:p>
          </table:table-cell>
          <table:table-cell table:style-name="ce8" table:formula="of:=1-(1-[.$C10]*[.$C$2]/[.$C$1])^[.F$5]" office:value-type="percentage" office:value="0.603774093855317" calcext:value-type="percentage">
            <text:p>60.4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10]+1" office:value-type="float" office:value="4" calcext:value-type="float">
            <text:p>4</text:p>
          </table:table-cell>
          <table:table-cell table:style-name="ce8" table:formula="of:=1-(1-[.$C11]*[.$C$2]/[.$C$1])^[.D$5]" office:value-type="percentage" office:value="0.117894736842105" calcext:value-type="percentage">
            <text:p>11.8%</text:p>
          </table:table-cell>
          <table:table-cell table:style-name="ce8" table:formula="of:=1-(1-[.$C11]*[.$C$2]/[.$C$1])^[.E$5]" office:value-type="percentage" office:value="0.528889829500229" calcext:value-type="percentage">
            <text:p>52.9%</text:p>
          </table:table-cell>
          <table:table-cell table:style-name="ce8" table:formula="of:=1-(1-[.$C11]*[.$C$2]/[.$C$1])^[.F$5]" office:value-type="percentage" office:value="0.71476413403979" calcext:value-type="percentage">
            <text:p>71.5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11]+1" office:value-type="float" office:value="5" calcext:value-type="float">
            <text:p>5</text:p>
          </table:table-cell>
          <table:table-cell table:style-name="ce8" table:formula="of:=1-(1-[.$C12]*[.$C$2]/[.$C$1])^[.D$5]" office:value-type="percentage" office:value="0.147368421052632" calcext:value-type="percentage">
            <text:p>14.7%</text:p>
          </table:table-cell>
          <table:table-cell table:style-name="ce8" table:formula="of:=1-(1-[.$C12]*[.$C$2]/[.$C$1])^[.E$5]" office:value-type="percentage" office:value="0.615790161634257" calcext:value-type="percentage">
            <text:p>61.6%</text:p>
          </table:table-cell>
          <table:table-cell table:style-name="ce8" table:formula="of:=1-(1-[.$C12]*[.$C$2]/[.$C$1])^[.F$5]" office:value-type="percentage" office:value="0.796944790569928" calcext:value-type="percentage">
            <text:p>79.7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12]+1" office:value-type="float" office:value="6" calcext:value-type="float">
            <text:p>6</text:p>
          </table:table-cell>
          <table:table-cell table:style-name="ce8" table:formula="of:=1-(1-[.$C13]*[.$C$2]/[.$C$1])^[.D$5]" office:value-type="percentage" office:value="0.176842105263158" calcext:value-type="percentage">
            <text:p>17.7%</text:p>
          </table:table-cell>
          <table:table-cell table:style-name="ce8" table:formula="of:=1-(1-[.$C13]*[.$C$2]/[.$C$1])^[.E$5]" office:value-type="percentage" office:value="0.688900805504399" calcext:value-type="percentage">
            <text:p>68.9%</text:p>
          </table:table-cell>
          <table:table-cell table:style-name="ce8" table:formula="of:=1-(1-[.$C13]*[.$C$2]/[.$C$1])^[.F$5]" office:value-type="percentage" office:value="0.8571660397527" calcext:value-type="percentage">
            <text:p>85.7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13]+1" office:value-type="float" office:value="7" calcext:value-type="float">
            <text:p>7</text:p>
          </table:table-cell>
          <table:table-cell table:style-name="ce8" table:formula="of:=1-(1-[.$C14]*[.$C$2]/[.$C$1])^[.D$5]" office:value-type="percentage" office:value="0.206315789473684" calcext:value-type="percentage">
            <text:p>20.6%</text:p>
          </table:table-cell>
          <table:table-cell table:style-name="ce9" table:formula="of:=1-(1-[.$C14]*[.$C$2]/[.$C$1])^[.E$5]" office:value-type="percentage" office:value="0.750030832698506" calcext:value-type="percentage">
            <text:p>75.0%</text:p>
          </table:table-cell>
          <table:table-cell table:style-name="ce8" table:formula="of:=1-(1-[.$C14]*[.$C$2]/[.$C$1])^[.F$5]" office:value-type="percentage" office:value="0.900807826687788" calcext:value-type="percentage">
            <text:p>90.1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14]+1" office:value-type="float" office:value="8" calcext:value-type="float">
            <text:p>8</text:p>
          </table:table-cell>
          <table:table-cell table:style-name="ce8" table:formula="of:=1-(1-[.$C15]*[.$C$2]/[.$C$1])^[.D$5]" office:value-type="percentage" office:value="0.235789473684211" calcext:value-type="percentage">
            <text:p>23.6%</text:p>
          </table:table-cell>
          <table:table-cell table:style-name="ce8" table:formula="of:=1-(1-[.$C15]*[.$C$2]/[.$C$1])^[.E$5]" office:value-type="percentage" office:value="0.800805156182857" calcext:value-type="percentage">
            <text:p>80.1%</text:p>
          </table:table-cell>
          <table:table-cell table:style-name="ce8" table:formula="of:=1-(1-[.$C15]*[.$C$2]/[.$C$1])^[.F$5]" office:value-type="percentage" office:value="0.932059278571761" calcext:value-type="percentage">
            <text:p>93.2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15]+1" office:value-type="float" office:value="9" calcext:value-type="float">
            <text:p>9</text:p>
          </table:table-cell>
          <table:table-cell table:style-name="ce8" table:formula="of:=1-(1-[.$C16]*[.$C$2]/[.$C$1])^[.D$5]" office:value-type="percentage" office:value="0.265263157894737" calcext:value-type="percentage">
            <text:p>26.5%</text:p>
          </table:table-cell>
          <table:table-cell table:style-name="ce8" table:formula="of:=1-(1-[.$C16]*[.$C$2]/[.$C$1])^[.E$5]" office:value-type="percentage" office:value="0.842677476500062" calcext:value-type="percentage">
            <text:p>84.3%</text:p>
          </table:table-cell>
          <table:table-cell table:style-name="ce8" table:formula="of:=1-(1-[.$C16]*[.$C$2]/[.$C$1])^[.F$5]" office:value-type="percentage" office:value="0.954152234584793" calcext:value-type="percentage">
            <text:p>95.4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16]+1" office:value-type="float" office:value="10" calcext:value-type="float">
            <text:p>10</text:p>
          </table:table-cell>
          <table:table-cell table:style-name="ce8" table:formula="of:=1-(1-[.$C17]*[.$C$2]/[.$C$1])^[.D$5]" office:value-type="percentage" office:value="0.294736842105263" calcext:value-type="percentage">
            <text:p>29.5%</text:p>
          </table:table-cell>
          <table:table-cell table:style-name="ce8" table:formula="of:=1-(1-[.$C17]*[.$C$2]/[.$C$1])^[.E$5]" office:value-type="percentage" office:value="0.876942755970156" calcext:value-type="percentage">
            <text:p>87.7%</text:p>
          </table:table-cell>
          <table:table-cell table:style-name="ce8" table:formula="of:=1-(1-[.$C17]*[.$C$2]/[.$C$1])^[.F$5]" office:value-type="percentage" office:value="0.969555280706908" calcext:value-type="percentage">
            <text:p>97.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17]+1" office:value-type="float" office:value="11" calcext:value-type="float">
            <text:p>11</text:p>
          </table:table-cell>
          <table:table-cell table:style-name="ce8" table:formula="of:=1-(1-[.$C18]*[.$C$2]/[.$C$1])^[.D$5]" office:value-type="percentage" office:value="0.324210526315789" calcext:value-type="percentage">
            <text:p>32.4%</text:p>
          </table:table-cell>
          <table:table-cell table:style-name="ce8" table:formula="of:=1-(1-[.$C18]*[.$C$2]/[.$C$1])^[.E$5]" office:value-type="percentage" office:value="0.904749220894907" calcext:value-type="percentage">
            <text:p>90.5%</text:p>
          </table:table-cell>
          <table:table-cell table:style-name="ce8" table:formula="of:=1-(1-[.$C18]*[.$C$2]/[.$C$1])^[.F$5]" office:value-type="percentage" office:value="0.980133826327834" calcext:value-type="percentage">
            <text:p>98.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18]+1" office:value-type="float" office:value="12" calcext:value-type="float">
            <text:p>12</text:p>
          </table:table-cell>
          <table:table-cell table:style-name="ce8" table:formula="of:=1-(1-[.$C19]*[.$C$2]/[.$C$1])^[.D$5]" office:value-type="percentage" office:value="0.353684210526316" calcext:value-type="percentage">
            <text:p>35.4%</text:p>
          </table:table-cell>
          <table:table-cell table:style-name="ce8" table:formula="of:=1-(1-[.$C19]*[.$C$2]/[.$C$1])^[.E$5]" office:value-type="percentage" office:value="0.927109891765314" calcext:value-type="percentage">
            <text:p>92.7%</text:p>
          </table:table-cell>
          <table:table-cell table:style-name="ce8" table:formula="of:=1-(1-[.$C19]*[.$C$2]/[.$C$1])^[.F$5]" office:value-type="percentage" office:value="0.987281155475618" calcext:value-type="percentage">
            <text:p>98.7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table:formula="of:=[.C19]+1" office:value-type="float" office:value="13" calcext:value-type="float">
            <text:p>13</text:p>
          </table:table-cell>
          <table:table-cell table:style-name="ce8" table:formula="of:=1-(1-[.$C20]*[.$C$2]/[.$C$1])^[.D$5]" office:value-type="percentage" office:value="0.383157894736842" calcext:value-type="percentage">
            <text:p>38.3%</text:p>
          </table:table-cell>
          <table:table-cell table:style-name="ce8" table:formula="of:=1-(1-[.$C20]*[.$C$2]/[.$C$1])^[.E$5]" office:value-type="percentage" office:value="0.944913641472314" calcext:value-type="percentage">
            <text:p>94.5%</text:p>
          </table:table-cell>
          <table:table-cell table:style-name="ce8" table:formula="of:=1-(1-[.$C20]*[.$C$2]/[.$C$1])^[.F$5]" office:value-type="percentage" office:value="0.992024827099045" calcext:value-type="percentage">
            <text:p>99.2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table:formula="of:=[.C20]+1" office:value-type="float" office:value="14" calcext:value-type="float">
            <text:p>14</text:p>
          </table:table-cell>
          <table:table-cell table:style-name="ce8" table:formula="of:=1-(1-[.$C21]*[.$C$2]/[.$C$1])^[.D$5]" office:value-type="percentage" office:value="0.412631578947368" calcext:value-type="percentage">
            <text:p>41.3%</text:p>
          </table:table-cell>
          <table:table-cell table:style-name="ce8" table:formula="of:=1-(1-[.$C21]*[.$C$2]/[.$C$1])^[.E$5]" office:value-type="percentage" office:value="0.958935781520687" calcext:value-type="percentage">
            <text:p>95.9%</text:p>
          </table:table-cell>
          <table:table-cell table:style-name="ce8" table:formula="of:=1-(1-[.$C21]*[.$C$2]/[.$C$1])^[.F$5]" office:value-type="percentage" office:value="0.995112284302349" calcext:value-type="percentage">
            <text:p>99.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on EOL of an image</text:p>
          </table:table-cell>
          <table:table-cell/>
          <table:table-cell table:style-name="ce3" table:formula="of:=[.C21]+1" office:value-type="float" office:value="15" calcext:value-type="float">
            <text:p>15</text:p>
          </table:table-cell>
          <table:table-cell table:style-name="ce8" table:formula="of:=1-(1-[.$C22]*[.$C$2]/[.$C$1])^[.D$5]" office:value-type="percentage" office:value="0.442105263157895" calcext:value-type="percentage">
            <text:p>44.2%</text:p>
          </table:table-cell>
          <table:table-cell table:style-name="ce8" table:formula="of:=1-(1-[.$C22]*[.$C$2]/[.$C$1])^[.E$5]" office:value-type="percentage" office:value="0.969848176246163" calcext:value-type="percentage">
            <text:p>97.0%</text:p>
          </table:table-cell>
          <table:table-cell table:style-name="ce8" table:formula="of:=1-(1-[.$C22]*[.$C$2]/[.$C$1])^[.F$5]" office:value-type="percentage" office:value="0.99707905995264" calcext:value-type="percentage">
            <text:p>99.7%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10:45:13.619635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7-03-18T10:45:21.755637507</dc:date>
    <meta:editing-duration>PT1H25M34S</meta:editing-duration>
    <meta:editing-cycles>112</meta:editing-cycles>
    <meta:generator>LibreOffice/5.2.3.3$Linux_X86_64 LibreOffice_project/20m0$Build-3</meta:generator>
    <dc:creator>Toralf Förster</dc:creator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5.086cm" svg:y="0.357cm" chart:style-name="ch2">
          <text:p>coverage = 1-(1-day*D/R)^N</text:p>
        </chart:title>
        <chart:plot-area chart:style-name="ch3" table:cell-range-address="coverage.C7:coverage.F22" chart:data-source-has-labels="column" svg:x="0.32cm" svg:y="1.357cm" svg:width="15.36cm" svg:height="9.49cm">
          <chartooo:coordinate-region svg:x="1.55cm" svg:y="1.556cm" svg:width="13.758cm" svg:height="8.644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94736842105263">
                <text:p>0.0294736842105263</text:p>
              </table:table-cell>
              <table:table-cell office:value-type="float" office:value="0.164312522246589">
                <text:p>0.164312522246589</text:p>
              </table:table-cell>
              <table:table-cell office:value-type="float" office:value="0.258564873203522">
                <text:p>0.258564873203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89473684210526">
                <text:p>0.0589473684210526</text:p>
              </table:table-cell>
              <table:table-cell office:value-type="float" office:value="0.305482039816298">
                <text:p>0.305482039816298</text:p>
              </table:table-cell>
              <table:table-cell office:value-type="float" office:value="0.455322876711632">
                <text:p>0.4553228767116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8421052631579">
                <text:p>0.088421052631579</text:p>
              </table:table-cell>
              <table:table-cell office:value-type="float" office:value="0.426193160698201">
                <text:p>0.426193160698201</text:p>
              </table:table-cell>
              <table:table-cell office:value-type="float" office:value="0.603774093855317">
                <text:p>0.6037740938553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17894736842105">
                <text:p>0.117894736842105</text:p>
              </table:table-cell>
              <table:table-cell office:value-type="float" office:value="0.528889829500229">
                <text:p>0.528889829500229</text:p>
              </table:table-cell>
              <table:table-cell office:value-type="float" office:value="0.71476413403979">
                <text:p>0.714764134039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47368421052632">
                <text:p>0.147368421052632</text:p>
              </table:table-cell>
              <table:table-cell office:value-type="float" office:value="0.615790161634257">
                <text:p>0.615790161634257</text:p>
              </table:table-cell>
              <table:table-cell office:value-type="float" office:value="0.796944790569928">
                <text:p>0.7969447905699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76842105263158">
                <text:p>0.176842105263158</text:p>
              </table:table-cell>
              <table:table-cell office:value-type="float" office:value="0.688900805504399">
                <text:p>0.688900805504399</text:p>
              </table:table-cell>
              <table:table-cell office:value-type="float" office:value="0.8571660397527">
                <text:p>0.857166039752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06315789473684">
                <text:p>0.206315789473684</text:p>
              </table:table-cell>
              <table:table-cell office:value-type="float" office:value="0.750030832698506">
                <text:p>0.750030832698506</text:p>
              </table:table-cell>
              <table:table-cell office:value-type="float" office:value="0.900807826687788">
                <text:p>0.9008078266877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5789473684211">
                <text:p>0.235789473684211</text:p>
              </table:table-cell>
              <table:table-cell office:value-type="float" office:value="0.800805156182857">
                <text:p>0.800805156182857</text:p>
              </table:table-cell>
              <table:table-cell office:value-type="float" office:value="0.932059278571761">
                <text:p>0.9320592785717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65263157894737">
                <text:p>0.265263157894737</text:p>
              </table:table-cell>
              <table:table-cell office:value-type="float" office:value="0.842677476500062">
                <text:p>0.842677476500062</text:p>
              </table:table-cell>
              <table:table-cell office:value-type="float" office:value="0.954152234584793">
                <text:p>0.9541522345847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94736842105263">
                <text:p>0.294736842105263</text:p>
              </table:table-cell>
              <table:table-cell office:value-type="float" office:value="0.876942755970156">
                <text:p>0.876942755970156</text:p>
              </table:table-cell>
              <table:table-cell office:value-type="float" office:value="0.969555280706908">
                <text:p>0.9695552807069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24210526315789">
                <text:p>0.324210526315789</text:p>
              </table:table-cell>
              <table:table-cell office:value-type="float" office:value="0.904749220894907">
                <text:p>0.904749220894907</text:p>
              </table:table-cell>
              <table:table-cell office:value-type="float" office:value="0.980133826327834">
                <text:p>0.9801338263278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53684210526316">
                <text:p>0.353684210526316</text:p>
              </table:table-cell>
              <table:table-cell office:value-type="float" office:value="0.927109891765314">
                <text:p>0.927109891765314</text:p>
              </table:table-cell>
              <table:table-cell office:value-type="float" office:value="0.987281155475618">
                <text:p>0.9872811554756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83157894736842">
                <text:p>0.383157894736842</text:p>
              </table:table-cell>
              <table:table-cell office:value-type="float" office:value="0.944913641472314">
                <text:p>0.944913641472314</text:p>
              </table:table-cell>
              <table:table-cell office:value-type="float" office:value="0.992024827099045">
                <text:p>0.9920248270990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12631578947368">
                <text:p>0.412631578947368</text:p>
              </table:table-cell>
              <table:table-cell office:value-type="float" office:value="0.958935781520687">
                <text:p>0.958935781520687</text:p>
              </table:table-cell>
              <table:table-cell office:value-type="float" office:value="0.995112284302349">
                <text:p>0.9951122843023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42105263157895">
                <text:p>0.442105263157895</text:p>
              </table:table-cell>
              <table:table-cell office:value-type="float" office:value="0.969848176246163">
                <text:p>0.969848176246163</text:p>
              </table:table-cell>
              <table:table-cell office:value-type="float" office:value="0.99707905995264">
                <text:p>0.99707905995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